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a49c" officeooo:paragraph-rsid="0003a49c"/>
    </style:style>
    <style:style style:name="P2" style:family="paragraph" style:parent-style-name="Standard" style:list-style-name="L1">
      <style:text-properties officeooo:rsid="0003a49c" officeooo:paragraph-rsid="0003a49c"/>
    </style:style>
    <style:style style:name="P3" style:family="paragraph" style:parent-style-name="Standard" style:list-style-name="L2">
      <style:text-properties officeooo:rsid="0003a49c" officeooo:paragraph-rsid="0003a49c"/>
    </style:style>
    <style:style style:name="P4" style:family="paragraph" style:parent-style-name="Standard" style:list-style-name="L3">
      <style:text-properties officeooo:rsid="0003a49c" officeooo:paragraph-rsid="0003a49c"/>
    </style:style>
    <style:style style:name="P5" style:family="paragraph" style:parent-style-name="Standard">
      <style:text-properties officeooo:rsid="0003d3f7" officeooo:paragraph-rsid="0003d3f7"/>
    </style:style>
    <style:style style:name="P6" style:family="paragraph" style:parent-style-name="Standard" style:list-style-name="L4">
      <style:text-properties officeooo:paragraph-rsid="0003d3f7"/>
    </style:style>
    <style:style style:name="P7" style:family="paragraph" style:parent-style-name="Standard" style:list-style-name="L4">
      <style:text-properties officeooo:rsid="0003d3f7" officeooo:paragraph-rsid="0003d3f7"/>
    </style:style>
    <style:style style:name="P8" style:family="paragraph" style:parent-style-name="Standard" style:list-style-name="L5">
      <style:text-properties officeooo:rsid="0003d3f7" officeooo:paragraph-rsid="0003d3f7"/>
    </style:style>
    <style:style style:name="P9" style:family="paragraph" style:parent-style-name="Standard">
      <style:text-properties officeooo:paragraph-rsid="0003d3f7"/>
    </style:style>
    <style:style style:name="P10" style:family="paragraph" style:parent-style-name="Standard" style:list-style-name="L6">
      <style:text-properties officeooo:rsid="0003d3f7" officeooo:paragraph-rsid="0003d3f7"/>
    </style:style>
    <style:style style:name="P11" style:family="paragraph" style:parent-style-name="Standard">
      <style:text-properties fo:color="#808080" loext:opacity="100%" style:font-name="Consolas" fo:font-size="10.5pt" fo:font-weight="normal" officeooo:paragraph-rsid="0003d3f7" fo:background-color="#1f1f1f"/>
    </style:style>
    <style:style style:name="P12" style:family="paragraph" style:parent-style-name="Standard">
      <style:text-properties fo:color="#808080" loext:opacity="100%" style:font-name="Consolas" fo:font-size="10.5pt" fo:font-weight="normal" officeooo:rsid="0003d3f7" officeooo:paragraph-rsid="0003d3f7" fo:background-color="#1f1f1f"/>
    </style:style>
    <style:style style:name="T1" style:family="text">
      <style:text-properties officeooo:rsid="0003d3f7"/>
    </style:style>
    <style:style style:name="T2" style:family="text">
      <style:text-properties style:text-underline-style="none" officeooo:rsid="0003d3f7"/>
    </style:style>
    <style:style style:name="T3" style:family="text">
      <style:text-properties fo:color="#cccccc" loext:opacity="100%" fo:background-color="#1f1f1f" loext:char-shading-value="0"/>
    </style:style>
    <style:style style:name="T4" style:family="text">
      <style:text-properties officeooo:rsid="00049c8d"/>
    </style:style>
    <style:style style:name="T5" style:family="text">
      <style:text-properties style:text-underline-style="solid" style:text-underline-width="auto" style:text-underline-color="font-color" officeooo:rsid="00049c8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partado1 </text:p>
      <text:p text:style-name="P1"><text:tab/>Dentro del body se implementara </text:p>
      <text:list text:style-name="L1">
        <text:list-item>
          <text:p text:style-name="P2">(0,75)Un fieldset para configurar la interfaz con un campo legend con el texto ‘’configuracion visual’’. Dentro tiene </text:p>
          <text:list>
            <text:list-item>
              <text:list>
                <text:list-item>
                  <text:p text:style-name="P2">Un h4 con el texto en negrita Tema de interfaz </text:p>
                </text:list-item>
                <text:list-item>
                  <text:p text:style-name="P2">Tres inputs “radio” para elegir tema : claro (defecto), oscuro(clase dark-mode del css),Alto contraste(fondo negro y letra Amarilla)</text:p>
                </text:list-item>
                <text:list-item>
                  <text:p text:style-name="P2">Un input “range” cambiar tamaño fuente global.Permite valores entre 10 y 24 , y por defecto 16</text:p>
                </text:list-item>
                <text:list-item>
                  <text:p text:style-name="P2">Boton para “Resetear Configuracion”</text:p>
                </text:list-item>
              </text:list>
            </text:list-item>
          </text:list>
        </text:list-item>
      </text:list>
      <text:p text:style-name="P1"><text:tab/></text:p>
      <text:list text:style-name="L2">
        <text:list-item>
          <text:p text:style-name="P3">(1,5)Otro fieldset con un campo legend con el texto “Alta empleado”</text:p>
          <text:list>
            <text:list-item>
              <text:p text:style-name="P3">inputs : nombre,email,pass,confirma pass</text:p>
            </text:list-item>
            <text:list-item>
              <text:p text:style-name="P3">campo parafecha contratacion </text:p>
            </text:list-item>
            <text:list-item>
              <text:p text:style-name="P3">campo para introducir url del linkedin </text:p>
            </text:list-item>
            <text:list-item>
              <text:p text:style-name="P3">checkBox “acepto terminos”</text:p>
            </text:list-item>
            <text:list-item>
              <text:p text:style-name="P3">select multiple para habilidades (js,css,html,python,sql)</text:p>
            </text:list-item>
            <text:list-item>
              <text:p text:style-name="P3">Boton de envio con el texto “Registrar empleado”, se le aplica de js un estilo [backgroundColor: <text:s/>‘’ , color = ‘’, padding= 10px, margin-top=15px,with=100%…]</text:p>
            </text:list-item>
          </text:list>
        </text:list-item>
      </text:list>
      <text:p text:style-name="P1"/>
      <text:p text:style-name="P1">Todos estos campos son obligatorios debiendo tener valores validos y rellenos correctamente cuando se pulsa el botón de Registrar usuario</text:p>
      <text:list text:style-name="L3">
        <text:list-item>
          <text:p text:style-name="P4">(0,75)Cuando se clike en alguno de los temas se cambiara el color → Claro (fond=blanco letra=negra) // Oscuro (fond=negro letra=blanca) //AltoContraste (fond=negro letra=amarilla)Si vuelve a clicarse un tema que ya esta selecionado <text:span text:style-name="T1">dara error mediante try-Catch y no se aplicara de nuevo</text:span></text:p>
        </text:list-item>
        <text:list-item>
          <text:p text:style-name="P4">(0,75)CUando movamos el range en defecto 16, se tendra que cambiar todo el texto de la interfaz, agrandandose o achicandose </text:p>
        </text:list-item>
      </text:list>
      <text:p text:style-name="P1"/>
      <text:p text:style-name="P1"/>
      <text:p text:style-name="P5">2LOGICA DE NEGOCIO Y VALIDACIÖN</text:p>
      <text:list text:style-name="L4">
        <text:list-item>
          <text:p text:style-name="P6"><text:span text:style-name="T1">(0,5)Validar el linkedin mediante expresion regular, asegurando que empiece </text:span><text:a xlink:type="simple" xlink:href="https://www.linkedlin.es/" text:style-name="Internet_20_link" text:visited-style-name="Visited_20_Internet_20_Link"><text:span text:style-name="T1">https://www.linkedlin.es</text:span></text:a><text:span text:style-name="T1"> o </text:span><text:a xlink:type="simple" xlink:href="https://www.linkedlin.es/" text:style-name="Internet_20_link" text:visited-style-name="Visited_20_Internet_20_Link"><text:span text:style-name="T2">https://linkedlin.es</text:span></text:a><text:span text:style-name="T1"> </text:span></text:p>
        </text:list-item>
        <text:list-item>
          <text:p text:style-name="P7">(1)validacion del password, mayuscula,minuscula,numeros y otros simbolos, y una longitud minima de 8 caracteres. A medida que se va escribiendo la contra,se verificaran estas condiciones. Para mostrar las condicienes que se van mostrando, se muestra el estado en una lista dinámica creada justo encima del password. Las reglas que se vayan cumpliendo mientras se escribe la contra se iran poniendo en verde y tachando, si no estan en rojo </text:p>
        </text:list-item>
        <text:list-item>
          <text:p text:style-name="P7">(0,25)CAlculo de la antigüedad: Usa el objeto Date para calcular dias exactos trabajados</text:p>
        </text:list-item>
        <text:list-item>
          <text:p text:style-name="P7">(0,5)Los errores producidos en el formulario se mostraran en el h1 con id=”error” ya creado en indez, y ademas duraran 3 segundos </text:p>
        </text:list-item>
      </text:list>
      <text:p text:style-name="P5"/>
      <text:p text:style-name="P5">3FABRICA DE TARJETAS </text:p>
      <text:p text:style-name="P5">(1,5)Al registrar un empleado debes crear una tarjeta empleado (article) nodo a nodo </text:p>
      <text:list text:style-name="L5">
        <text:list-item>
          <text:p text:style-name="P8">Crear un div cabecera con el nombre (h3) y el email y el numero de dias en la empresa </text:p>
        </text:list-item>
        <text:list-item>
          <text:p text:style-name="P8">Crear un meter o progress que indique aleatoriamente el nivel de eficiencia del empleado con un valor de 0 a 100</text:p>
        </text:list-item>
        <text:list-item>
          <text:p text:style-name="P8">crear <text:s/>una lista ul con habilidades selecionadas de la lista multiple </text:p>
        </text:list-item>
        <text:list-item>
          <text:p text:style-name="P8">Crear un botón “Clonar Ficha”, Clonara la ficha con los mismos datos, se vera con un 70% de opacidad para diferencias las fichas ya clonadas de las demas </text:p>
        </text:list-item>
        <text:list-item>
          <text:p text:style-name="P8">crear un boton de despedir para borrar la ficha del empleado</text:p>
        </text:list-item>
      </text:list>
      <text:p text:style-name="P5"><text:soft-page-break/>NOTA = LOS NODOS CLONADOS NO HEREDAN EVENTOS </text:p>
      <text:p text:style-name="P5"/>
      <text:p text:style-name="P5"/>
      <text:p text:style-name="P5">5VENTANA DE INFORME <text:tab/></text:p>
      <text:p text:style-name="P9"><text:span text:style-name="T1">Crear el boton generar informen y el h3 de </text:span><text:span text:style-name="T3">    </text:span>&lt;h3&gt;Plantilla Actual&lt;/h3&gt;</text:p>
      <text:list text:style-name="L6">
        <text:list-item>
          <text:p text:style-name="P10"><text:span text:style-name="T4">(1,5)</text:span>Abre una ventana de 500x400 con el fichero informe.html ya creado y escribir en ella un resumen de cuantos empleados hay, la fecha actual del informe y los nombres y eficiencia de cada empleado </text:p>
        </text:list-item>
      </text:list>
      <text:p text:style-name="P5"/>
      <text:p text:style-name="P5"><text:tab/><text:span text:style-name="T4">tener en cuenta que estos datos salen de la clase principal </text:span><text:span text:style-name="T5"/></text:p>
      <text:p text:style-name="P11"/>
      <text:p text:style-name="P12"><text:tab/></text:p>
      <text:p text:style-name="P12"><text:tab/></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1T12:31:51.105192300</meta:creation-date>
    <dc:date>2025-12-11T12:55:06.516642500</dc:date>
    <meta:editing-duration>PT1M13S</meta:editing-duration>
    <meta:editing-cycles>1</meta:editing-cycles>
    <meta:document-statistic meta:table-count="0" meta:image-count="0" meta:object-count="0" meta:page-count="2" meta:paragraph-count="37" meta:word-count="528" meta:character-count="3257" meta:non-whitespace-character-count="2756"/>
    <meta:generator>LibreOffice/25.2.7.2$Windows_X86_64 LibreOffice_project/5cbfd1ab6520636bb5f7b99185aa69bd7456825d</meta:generator>
  </office:meta>
</office:document-meta>
</file>